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164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PROBLEMS</text:p>
          </table:table-cell>
          <table:table-cell table:style-name="ce1" office:value-type="string">
            <text:p>STATUS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<text:a xlink:href="http://www.geeksforgeeks.org/archives/24561">Print unique rows in a given boolean matrix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24498">Implement LRU Cache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24463">Sort numbers stored on different machines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24329">Find the k most frequent words from a file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8009">AVL Tree | Set 2 (Deletion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7679">AVL Tree | Set 1 (Insertion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5886">Trie | (Delete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3067">Trie | (Insert and Search)</text:a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23/10/2012</text:date>, <text:time>13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0-23T13:53:00</meta:creation-date>
    <dc:date>2012-10-23T13:54:44</dc:date>
    <dc:creator>Tejas </dc:creator>
    <meta:editing-duration>PT00H01M44S</meta:editing-duration>
    <meta:editing-cycles>1</meta:editing-cycles>
    <meta:document-statistic meta:table-count="3" meta:cell-count="10" meta:object-count="0"/>
    <meta:generator>OpenOffice.org/3.2$Linux OpenOffice.org_project/320m12$Build-9483</meta:generator>
  </office:meta>
</office:document-meta>
</file>